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27d" officeooo:paragraph-rsid="0013327d"/>
    </style:style>
    <style:style style:name="P2" style:family="paragraph" style:parent-style-name="Standard">
      <style:text-properties fo:font-size="18pt" officeooo:rsid="0013327d" officeooo:paragraph-rsid="0013327d" style:font-size-asian="18pt" style:font-size-complex="18pt"/>
    </style:style>
    <style:style style:name="P3" style:family="paragraph" style:parent-style-name="Standard">
      <style:text-properties fo:font-size="16pt" officeooo:rsid="0013327d" officeooo:paragraph-rsid="0013327d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Escudo</text:p>
      <text:p text:style-name="P1">Voz da Verdade</text:p>
      <text:p text:style-name="P1"/>
      <text:p text:style-name="P1"/>
      <text:p text:style-name="P3">Por toda a minha vida</text:p>
      <text:p text:style-name="P3">Oh Senhor, te louvarei</text:p>
      <text:p text:style-name="P3">Pois meu fôlego é a tua vida</text:p>
      <text:p text:style-name="P3">E nunca me cansarei</text:p>
      <text:p text:style-name="P3">Posso ouvir a tua voz</text:p>
      <text:p text:style-name="P3">É mais doce do que o mel</text:p>
      <text:p text:style-name="P3">Que me tira desta cova</text:p>
      <text:p text:style-name="P3">E me leva até o céu</text:p>
      <text:p text:style-name="P3"/>
      <text:p text:style-name="P3">Já vi fogo e terremotos</text:p>
      <text:p text:style-name="P3">Vento forte que passou</text:p>
      <text:p text:style-name="P3">Já vivi tantos perigos</text:p>
      <text:p text:style-name="P3">Mas tua voz me acalmou</text:p>
      <text:p text:style-name="P3">Tú dás ordem às estrelas</text:p>
      <text:p text:style-name="P3">E ao mar os seus limites</text:p>
      <text:p text:style-name="P3">Eu me sinto tão seguro</text:p>
      <text:p text:style-name="P3">No teu colo, oh altíssimo</text:p>
      <text:p text:style-name="P3"/>
      <text:p text:style-name="P3">Não há ferrolhos</text:p>
      <text:p text:style-name="P3">Nem portas que se fechem</text:p>
      <text:p text:style-name="P3">Diante da tua voz</text:p>
      <text:p text:style-name="P3">Não há doenças, nem culpa</text:p>
      <text:p text:style-name="P3">Que fiquem de pé diante de nós</text:p>
      <text:p text:style-name="P3">E a tempestade se acalma</text:p>
      <text:p text:style-name="P3">Na voz daquele que tudo criou</text:p>
      <text:p text:style-name="P3">Pois sua palavra é pura</text:p>
      <text:p text:style-name="P3">Escudo para os que nele creem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3:05:27.100466533</meta:creation-date>
    <dc:date>2016-05-13T23:06:43.960036811</dc:date>
    <meta:editing-duration>PT1M17S</meta:editing-duration>
    <meta:editing-cycles>1</meta:editing-cycles>
    <meta:document-statistic meta:table-count="0" meta:image-count="0" meta:object-count="0" meta:page-count="1" meta:paragraph-count="27" meta:word-count="133" meta:character-count="599" meta:non-whitespace-character-count="493"/>
    <meta:generator>LibreOffice/5.1.2.2$Linux_X86_64 LibreOffice_project/10m0$Build-2</meta:generator>
  </office:meta>
</office:document-meta>
</file>